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row>
        <munderover>
          <mo stretchy="false">∫</mo>
          <mn>1</mn>
          <mn>2</mn>
        </munderover>
        <msqrt>
          <mrow>
            <mi>E</mi>
            <mrow>
              <mi/>
              <mo stretchy="false">−</mo>
              <mi/>
            </mrow>
            <mi>V</mi>
            <mrow>
              <mo stretchy="false">(</mo>
              <mrow>
                <mstyle mathvariant="bold">
                  <mrow>
                    <mi>q</mi>
                  </mrow>
                </mstyle>
              </mrow>
              <mo stretchy="false">)</mo>
            </mrow>
          </mrow>
        </msqrt>
      </mrow>
      <mtext>d</mtext>
      <mo stretchy="false">ρ</mo>
      <mrow>
        <mi/>
        <mover>
          <mo stretchy="false">=</mo>
          <mtext>!</mtext>
        </mover>
        <mi/>
      </mrow>
      <mn>0</mn>
    </mrow>
    <annotation encoding="StarMath 5.0">%DELTA int from 1 to 2 sqrt {E `-` V(bold q)} "d" %irho ` = csup "!" 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4:33:20.182000000</meta:creation-date>
    <meta:generator>LibreOffice/4.1.4.2$Windows_x86 LibreOffice_project/0a0440ccc0227ad9829de5f46be37cfb6edcf72</meta:generator>
  </office:meta>
</office:document-meta>
</file>